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989c" officeooo:paragraph-rsid="0002989c"/>
    </style:style>
    <style:style style:name="P2" style:family="paragraph" style:parent-style-name="Standard">
      <style:text-properties officeooo:rsid="0002989c" officeooo:paragraph-rsid="0005149c"/>
    </style:style>
    <style:style style:name="T1" style:family="text">
      <style:text-properties officeooo:rsid="0003fe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TextureAtlas imagePath="sprites.png"&gt;<text:line-break/><text:tab/>&lt;SubTexture name="tile2.png" x="216" y="432" width="70" height="70"/&gt;<text:line-break/><text:tab/>&lt;SubTexture name="tile2grass.png" x="216" y="360" width="70" height="70"/&gt;<text:line-break/><text:tab/>&lt;SubTexture name="tile2grassbottom.png" x="216" y="288" width="70" height="70"/&gt;<text:line-break/><text:tab/>&lt;SubTexture name="tile2grassbottomleft.png" x="216" y="216" width="70" height="70"/&gt;<text:line-break/><text:tab/>&lt;SubTexture name="tile2grassbottomright.png" x="216" y="144" width="70" height="70"/&gt;<text:line-break/><text:tab/>&lt;SubTexture name="tile2grassbottomrightleft.png" x="432" y="144" width="70" height="70"/&gt;<text:line-break/><text:tab/>&lt;SubTexture name="tile2grassleft.png" x="216" y="0" width="70" height="70"/&gt;<text:line-break/><text:tab/>&lt;SubTexture name="tile2grassright.png" x="144" y="432" width="70" height="70"/&gt;<text:line-break/><text:tab/>&lt;SubTexture name="tile2grassrightleft.png" x="144" y="360" width="70" height="70"/&gt;<text:line-break/><text:tab/>&lt;SubTexture name="tile2grasstopbottom.png" x="144" y="288" width="70" height="70"/&gt;<text:line-break/><text:tab/>&lt;SubTexture name="tile2grasstopbottomleft.png" x="144" y="216" width="70" height="70"/&gt;<text:line-break/><text:tab/>&lt;SubTexture name="tile2grasstopbottomright.png" x="144" y="144" width="70" height="70"/&gt;<text:line-break/><text:tab/>&lt;SubTexture name="tile2grasstopbottomrightleft.png" x="144" y="72" width="70" height="70"/&gt;<text:line-break/><text:tab/>&lt;SubTexture name="tile2grasstopleft.png" x="144" y="0" width="70" height="70"/&gt;<text:line-break/><text:tab/>&lt;SubTexture name="tile2grasstopright.png" x="72" y="432" width="70" height="70"/&gt;<text:line-break/><text:tab/>&lt;SubTexture name="tile3.png" x="72" y="360" width="70" height="70"/&gt;<text:line-break/><text:tab/>&lt;SubTexture name="tile3grass.png" x="72" y="288" width="70" height="70"/&gt;<text:line-break/><text:tab/>&lt;SubTexture name="tile3grassbottom.png" x="72" y="216" width="70" height="70"/&gt;<text:line-break/><text:tab/>&lt;SubTexture name="tile3grassbottomleft.png" x="72" y="144" width="70" height="70"/&gt;<text:line-break/><text:tab/>&lt;SubTexture name="tile3grassbottomright.png" x="72" y="72" width="70" height="70"/&gt;<text:line-break/><text:tab/>&lt;SubTexture name="tile3grassbottomrighteft.png" x="72" y="0" width="70" height="70"/&gt;<text:line-break/><text:tab/>&lt;SubTexture name="tile3grassleft.png" x="0" y="432" width="70" height="70"/&gt;<text:line-break/><text:tab/>&lt;SubTexture name="tile3grassright-.png" x="0" y="360" width="70" height="70"/&gt;<text:line-break/><text:tab/>&lt;SubTexture name="tile3grassrighteft.png" x="0" y="288" width="70" height="70"/&gt;<text:line-break/><text:tab/>&lt;SubTexture name="tile3grasstopbottom.png" x="0" y="216" width="70" height="70"/&gt;<text:line-break/><text:tab/>&lt;SubTexture name="tile3grasstopbottomleft.png" x="0" y="144" width="70" height="70"/&gt;<text:line-break/><text:tab/>&lt;SubTexture name="tile3grasstopbottomright.png" x="0" y="72" width="70" height="70"/&gt;<text:line-break/><text:tab/>&lt;SubTexture name="tile3grasstopbottomrightleft.png" x="0" y="0" width="70" height="70"/&gt;<text:line-break/><text:tab/>&lt;SubTexture name="tile3grasstopleft.png" x="216" y="72" width="70" height="70"/&gt;<text:line-break/><text:tab/>&lt;SubTexture name="tile3grasstopright.png" x="432" y="72" width="70" height="70"/&gt;<text:line-break/><text:tab/>&lt;SubTexture name="tile4.png" x="432" y="0" width="70" height="70"/&gt;<text:line-break/><text:tab/>&lt;SubTexture name="tile4grass.png" x="360" y="432" width="70" height="70"/&gt;<text:line-break/><text:tab/>&lt;SubTexture name="tile4grassbottom.png" x="360" y="360" width="70" height="70"/&gt;<text:line-break/><text:tab/>&lt;SubTexture name="tile4grassbottomleft.png" x="360" y="288" width="70" height="70"/&gt;<text:line-break/><text:tab/>&lt;SubTexture name="tile4grassbottomleftright.png" x="360" y="216" width="70" height="70"/&gt;<text:line-break/><text:tab/>&lt;SubTexture name="tile4grassbottomright.png" x="360" y="144" width="70" height="70"/&gt;<text:line-break/><text:tab/>&lt;SubTexture name="tile4grassleft.png" x="360" y="72" width="70" height="70"/&gt;<text:line-break/><text:tab/>&lt;SubTexture name="tile4grassleftright.png" x="360" y="0" width="70" height="70"/&gt;<text:line-break/><text:tab/>&lt;SubTexture name="tile4grassright.png" x="288" y="432" width="70" height="70"/&gt;<text:line-break/><text:tab/>&lt;SubTexture name="tile4grasstopbottom.png" x="288" y="360" width="70" height="70"/&gt;<text:line-break/><text:tab/>&lt;SubTexture name="tile4grasstopbottomleft.png" x="288" y="288" width="70" height="70"/&gt;<text:line-break/><text:tab/>&lt;SubTexture name="tile4grasstopbottomright.png" x="288" y="216" width="70" height="70"/&gt;<text:line-break/><text:tab/>&lt;SubTexture name="tile4grasstopbottomrightleft.png" x="288" y="144" width="70" height="70"/&gt;<text:line-break/><text:tab/>&lt;SubTexture name="tile4grasstopleft.png" x="288" y="72" width="70" height="70"/&gt;<text:line-break/><text:tab/>&lt;SubTexture name="tile4grasstopright.png" x="288" y="0" width="70" height="70"/&gt;<text:line-break/>&lt;/TextureAtlas&gt;</text:p>
      <text:p text:style-name="P1"/>
      <text:p text:style-name="P1"><text:soft-page-break/></text:p>
      <text:p text:style-name="P2">&lt;SubTexture name="tile2grasstopbottomrightleft.png" x="144" y="72" width="70" height="70"/&gt;</text:p>
      <text:p text:style-name="P2"/>
      <text:p text:style-name="P2"/>
      <text:p text:style-name="P2">&lt;SubTexture name="tile2grasstopbottomrightleft.png" x="144" y="72" width="70" height="70"/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3T13:11:39.209000000</meta:creation-date>
    <dc:date>2015-12-13T14:34:56.739000000</dc:date>
    <meta:editing-duration>PT22M55S</meta:editing-duration>
    <meta:editing-cycles>1</meta:editing-cycles>
    <meta:document-statistic meta:table-count="0" meta:image-count="0" meta:object-count="0" meta:page-count="2" meta:paragraph-count="3" meta:word-count="285" meta:character-count="3985" meta:non-whitespace-character-count="3658"/>
    <meta:generator>LibreOffice/5.0.1.2$Windows_x86 LibreOffice_project/81898c9f5c0d43f3473ba111d7b351050be20261</meta:generator>
  </office:meta>
</office:document-meta>
</file>